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cat.setDest( Resource d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Element.addText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Reader.read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oncat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cat.getFilteredReader( Reader 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cat.setFixLastLine( boolean fixLast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Reader.getRead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cat.isUpToDate( ResourceCollection 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cat.getReader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cat.addHeader( TextElement headerToAd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at.setDestfile( File destination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Reader.isMissingEndOfLin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xtElement.setFile( File 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ncat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extElement.setTrimLeading( boolean stri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Element.getValue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Concat.addFooter( TextElement footerToAd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at.addFileset( File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at.setOutputEncoding( String output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at.addText(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xtElement.setTrim( boolean tri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atResource.ConcatResource( ResourceCollectio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at.setWriter( Writer output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Element.getFilte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Reader.MultiReader( Iterator readerSources , Read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cat.setBinary( boolean bina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atResource.getInputStream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MultiReader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cat.Conc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at.creat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ltiReader.addLastChar( char 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cat.sanitizeT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catResourc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Reader.isFixLastLi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at.isFilesystem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at.setAppend( boolean app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at.setEncoding( String encod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ultiReader.read( char [ ] cbuf , int off , int len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5">
            <text:p text:style-name="Table_20_Contents">25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Concat.execut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oncat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at.setIgnoreEmpty( boolean ignoreEmp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Reader.next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cat.getResourc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oncat.validate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7">
            <text:p text:style-name="Table_20_Contents">17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Concat.addFilelist( FileList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at.setForce( boolean fo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at.addFilterChain( FilterChain filterCha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cat.add( ResourceCollection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cat.setEol( FixCRLF . CrLf crlf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xtElement.setEncoding(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Element.setFiltering( boolean filte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